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500BB86933FD804B0AE.png" manifest:media-type="image/png"/>
  <manifest:file-entry manifest:full-path="Pictures/10000201000003C000000500A717E5D8C1395D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f9b" officeooo:paragraph-rsid="0000df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1.</text:p>
      <text:p text:style-name="Standard"/>
      <text:p text:style-name="P1"><draw:frame draw:style-name="fr2" draw:name="Image1" text:anchor-type="char" svg:width="17cm" svg:height="22.666cm" draw:z-index="0"><draw:image xlink:href="Pictures/10000201000003C000000500A717E5D8C1395DC5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2.</text:p>
      <text:p text:style-name="P1"><draw:frame draw:style-name="fr1" draw:name="Image2" text:anchor-type="char" svg:width="17cm" svg:height="22.666cm" draw:z-index="1"><draw:image xlink:href="Pictures/10000201000003C000000500BB86933FD804B0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0:24:54.533966303</meta:creation-date>
    <dc:date>2020-09-22T10:28:12.720887302</dc:date>
    <meta:editing-duration>PT3M20S</meta:editing-duration>
    <meta:editing-cycles>2</meta:editing-cycles>
    <meta:generator>LibreOffice/6.4.5.2$Linux_X86_64 LibreOffice_project/40$Build-2</meta:generator>
    <meta:document-statistic meta:table-count="0" meta:image-count="2" meta:object-count="0" meta:page-count="2" meta:paragraph-count="2" meta:word-count="2" meta:character-count="4" meta:non-whitespace-character-count="4"/>
  </office:meta>
</office:document-meta>
</file>